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h text:style-name="Heading_20_1" text:outline-level="1">Titre</text:h>
      <text:p text:style-name="First_20_paragraph">Pour une étude du contexte d’interprétation</text:p>
      <text:h text:style-name="Heading_20_1" text:outline-level="1">Auteur</text:h>
      <text:p text:style-name="First_20_paragraph">Sébastien Lerique</text:p>
      <text:p text:style-name="Text_20_body">Institution : Centre d’Analyse et de Mathématique Sociales (UMR 8557, EHESS, Paris), et Centre Marc Bloch (Berlin)</text:p>
      <text:p text:style-name="Text_20_body">Mél. : sebastien.lerique@normalesup.org</text:p>
      <text:p text:style-name="Text_20_body">Adresse postale : 125 bd. Baille, 13005 Marsei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